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6f797" officeooo:paragraph-rsid="001a1c84" style:font-size-asian="14pt" style:font-size-complex="14pt"/>
    </style:style>
    <style:style style:name="P2" style:family="paragraph" style:parent-style-name="Standard">
      <style:text-properties fo:font-size="14pt" officeooo:rsid="0006f797" officeooo:paragraph-rsid="001a1c84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14pt" officeooo:paragraph-rsid="001a1c84" style:font-size-asian="14pt" style:font-size-complex="14pt"/>
    </style:style>
    <style:style style:name="P4" style:family="paragraph" style:parent-style-name="Standard">
      <style:text-properties fo:font-size="14pt" officeooo:paragraph-rsid="001a1c84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1a1c84" officeooo:paragraph-rsid="001a1c84" style:font-size-asian="14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1c84" officeooo:paragraph-rsid="001a1c84" style:font-size-asian="14pt" style:font-weight-asian="bold" style:font-size-complex="14pt" style:font-weight-complex="bold"/>
    </style:style>
    <style:style style:name="T1" style:family="text">
      <style:text-properties officeooo:rsid="0006f797"/>
    </style:style>
    <style:style style:name="T2" style:family="text">
      <style:text-properties officeooo:rsid="001a1c8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Н</text:span>аціональний технічний університет України</text:p>
      <text:p text:style-name="P3">«Київський політехнічний інститут»</text:p>
      <text:p text:style-name="P3">Факультет інформатики та обчислювальної техніки</text:p>
      <text:p text:style-name="P4"/>
      <text:p text:style-name="P4"/>
      <text:p text:style-name="P4"/>
      <text:p text:style-name="P4"/>
      <text:p text:style-name="P3">Лабораторна робота №<text:span text:style-name="T2">2</text:span></text:p>
      <text:p text:style-name="P3">з курсу “Теорія ймовірностей <text:span text:style-name="T1">та математична статистика”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tab/><text:tab/><text:tab/><text:tab/><text:tab/><text:tab/><text:tab/><text:tab/>Виконав:</text:p>
      <text:p text:style-name="P2"><text:tab/><text:tab/><text:tab/><text:tab/><text:tab/><text:tab/><text:tab/><text:tab/>Мазан Я.В.</text:p>
      <text:p text:style-name="P4"><text:tab/><text:tab/><text:tab/><text:tab/><text:tab/><text:tab/><text:tab/><text:tab/>Група І<text:span text:style-name="T1">В-71</text:span></text:p>
      <text:p text:style-name="P4"/>
      <text:p text:style-name="P4"><text:tab/><text:tab/><text:tab/><text:tab/><text:tab/><text:tab/><text:tab/><text:tab/>Перевірив:</text:p>
      <text:p text:style-name="P4"><text:tab/><text:tab/><text:tab/><text:tab/><text:tab/><text:tab/><text:tab/><text:tab/>Марковський О. П.</text:p>
      <text:p text:style-name="P4"/>
      <text:p text:style-name="P4"/>
      <text:p text:style-name="P4"/>
      <text:p text:style-name="P4"/>
      <text:p text:style-name="P1">Київ – 201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9T09:48:14.514303728</meta:creation-date>
    <dc:date>2018-10-29T09:52:46.061264511</dc:date>
    <meta:editing-duration>PT3M18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1" meta:paragraph-count="11" meta:word-count="33" meta:character-count="306" meta:non-whitespace-character-count="243"/>
  </office:meta>
</office:document-meta>
</file>